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T1" style:family="text">
      <style:text-properties officeooo:rsid="00053e58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.1 </text:span>Google Classroom Benchmarking Analysis</text:p>
      <text:p text:style-name="P2"/>
      <text:p text:style-name="P3">1. User Roles &amp; Role Structure</text:p>
      <text:p text:style-name="P2"/>
      <text:p text:style-name="P2"><text:span text:style-name="T2">Admin/School Staff:</text:span> Limited, mostly through G Suite Admin. Can manage users and apps.</text:p>
      <text:p text:style-name="P2"/>
      <text:p text:style-name="P2"><text:span text:style-name="T2">Teacher:</text:span> Can create classes, assign work, grade assignments, communicate with students.</text:p>
      <text:p text:style-name="P2"/>
      <text:p text:style-name="P2"><text:span text:style-name="T2">Student: </text:span>Can view assignments, submit work, see grades, communicate with teachers.</text:p>
      <text:p text:style-name="P2"/>
      <text:p text:style-name="P2"><text:span text:style-name="T2">Parent/Guardian:</text:span> No direct login; can receive email summaries of student activities.</text:p>
      <text:p text:style-name="P2"/>
      <text:p text:style-name="P2"/>
      <text:p text:style-name="P3">2. Navigation &amp; Menu Structure</text:p>
      <text:p text:style-name="P2"/>
      <text:p text:style-name="P2"><text:span text:style-name="T2">Top Navigation Bar:</text:span> Classes, Calendar, To-do, Notifications.</text:p>
      <text:p text:style-name="P2"/>
      <text:p text:style-name="P2"><text:span text:style-name="T2">Sidebar:</text:span> Shows all enrolled classes.</text:p>
      <text:p text:style-name="P2"/>
      <text:p text:style-name="P2"><text:span text:style-name="T2">Flow:</text:span> Simple, minimal clicks to reach assignments, grades, or class materials.</text:p>
      <text:p text:style-name="P2"/>
      <text:p text:style-name="P2"><text:span text:style-name="T2">Accessibility:</text:span> Focus on a clean, uncluttered interface with intuitive placement of modules.</text:p>
      <text:p text:style-name="P2"/>
      <text:p text:style-name="P2"/>
      <text:p text:style-name="P3">3. Dashboard Design</text:p>
      <text:p text:style-name="P2"/>
      <text:p text:style-name="P2">Teacher Dashboard: Displays class list, recent assignments, to-do items, and notifications.</text:p>
      <text:p text:style-name="P2"/>
      <text:p text:style-name="P2"><text:soft-page-break/><text:span text:style-name="T2">Student Dashboard:</text:span> Shows upcoming assignments, class materials, and grades summary.</text:p>
      <text:p text:style-name="P2"/>
      <text:p text:style-name="P2"><text:span text:style-name="T2">Widgets:</text:span> Quick access buttons for creating assignments, grading, and announcements.</text:p>
      <text:p text:style-name="P2"/>
      <text:p text:style-name="P2"/>
      <text:p text:style-name="P3">4. Feature Set Comparison</text:p>
      <text:p text:style-name="P2"/>
      <text:p text:style-name="P3">Included Features:</text:p>
      <text:p text:style-name="P2"/>
      <text:p text:style-name="P2">Assignment creation and submission</text:p>
      <text:p text:style-name="P2"/>
      <text:p text:style-name="P2">Grading and feedback</text:p>
      <text:p text:style-name="P2"/>
      <text:p text:style-name="P2">Class announcements and discussions</text:p>
      <text:p text:style-name="P2"/>
      <text:p text:style-name="P2">Integration with Google Drive and Docs</text:p>
      <text:p text:style-name="P2"/>
      <text:p text:style-name="P2">Calendar for due dates</text:p>
      <text:p text:style-name="P2"/>
      <text:p text:style-name="P2"/>
      <text:p text:style-name="P3">Missing Features:</text:p>
      <text:p text:style-name="P2"/>
      <text:p text:style-name="P2">No direct fee management</text:p>
      <text:p text:style-name="P2"/>
      <text:p text:style-name="P2">Limited offline access for some features</text:p>
      <text:p text:style-name="P2"/>
      <text:p text:style-name="P2">Limited analytics for performance comparison</text:p>
      <text:p text:style-name="P2"/>
      <text:p text:style-name="P2"/>
      <text:p text:style-name="P2"><text:span text:style-name="T2">Usability Strengths:</text:span> Minimalist UI, fast navigation, easy file sharing</text:p>
      <text:p text:style-name="P2"/>
      <text:p text:style-name="P2"><text:span text:style-name="T2">Improvement Opportunities:</text:span> More robust analytics dashboard, parental role login</text:p>
      <text:p text:style-name="P2"/>
      <text:p text:style-name="P3"><text:soft-page-break/></text:p>
      <text:p text:style-name="P3">5. UI/UX Simplicity</text:p>
      <text:p text:style-name="P2"/>
      <text:p text:style-name="P2">Clean interface, minimal distractions</text:p>
      <text:p text:style-name="P2"/>
      <text:p text:style-name="P2">Clear labeling of buttons and modules</text:p>
      <text:p text:style-name="P2"/>
      <text:p text:style-name="P2">Consistent layout across web and mobile</text:p>
      <text:p text:style-name="P2"/>
      <text:p text:style-name="P2">Forms for assignment submission are straightforward</text:p>
      <text:p text:style-name="P2"/>
      <text:p text:style-name="P2"/>
      <text:p text:style-name="P3">6. Workflow Examples</text:p>
      <text:p text:style-name="P2"/>
      <text:p text:style-name="P2"><text:span text:style-name="T2">Assignment Creation:</text:span> Teacher → New Assignment → Attach files → Set due date → Post → Students notified</text:p>
      <text:p text:style-name="P2"/>
      <text:p text:style-name="P2"><text:span text:style-name="T2">Submission &amp; Grading:</text:span> Student submits → Teacher views → Grades/feedback → Student notified</text:p>
      <text:p text:style-name="P2"/>
      <text:p text:style-name="P2"><text:span text:style-name="T2">Communication:</text:span> Teacher posts announcement → Students receive notification → Discussion via comments</text:p>
      <text:p text:style-name="P2"/>
      <text:p text:style-name="P2"/>
      <text:p text:style-name="P3">7. Login &amp; Role-Based Access Behavior</text:p>
      <text:p text:style-name="P2"/>
      <text:p text:style-name="P2">Teacher and student dashboards are customized based on role</text:p>
      <text:p text:style-name="P2"/>
      <text:p text:style-name="P2"><text:span text:style-name="T2">Access restrictions:</text:span> Students cannot edit assignments; teachers cannot submit assignments</text:p>
      <text:p text:style-name="P2"/>
      <text:p text:style-name="P2">Notifications, dashboards, and permissions vary per role</text:p>
      <text:p text:style-name="P2"/>
      <text:p text:style-name="P2"/>
      <text:p text:style-name="P2"/>
      <text:p text:style-name="P2"/>
      <text:p text:style-name="P3"><text:soft-page-break/>8. Notification System</text:p>
      <text:p text:style-name="P2"/>
      <text:p text:style-name="P2">Push notifications through email and mobile app</text:p>
      <text:p text:style-name="P2"/>
      <text:p text:style-name="P2">In-app alerts for upcoming assignments, grades posted, announcements</text:p>
      <text:p text:style-name="P2"/>
      <text:p text:style-name="P2">Optional daily or weekly email summaries</text:p>
      <text:p text:style-name="P2"/>
      <text:p text:style-name="P2"/>
      <text:p text:style-name="P3">9. Mobile App Design</text:p>
      <text:p text:style-name="P2"/>
      <text:p text:style-name="P2">Clean, responsive UI</text:p>
      <text:p text:style-name="P2"/>
      <text:p text:style-name="P2">Easy access to assignments, calendar, notifications</text:p>
      <text:p text:style-name="P2"/>
      <text:p text:style-name="P2">Mobile-first experience: simple swipe gestures, expandable assignment cards</text:p>
      <text:p text:style-name="P2"/>
      <text:p text:style-name="P2">Offline support for viewing some materials</text:p>
      <text:p text:style-name="P2"/>
      <text:p text:style-name="P2"/>
      <text:p text:style-name="P3">10. Reports &amp; Printables</text:p>
      <text:p text:style-name="P2"/>
      <text:p text:style-name="P2">No traditional printable report cards directly in Classroom</text:p>
      <text:p text:style-name="P2"/>
      <text:p text:style-name="P2">Grades and assignment sheets can be exported to Google Sheets</text:p>
      <text:p text:style-name="P2"/>
      <text:p text:style-name="P2">Parents rely on email summaries rather than printables</text:p>
      <text:p text:style-name="P2"/>
      <text:p text:style-name="P2"/>
      <text:p text:style-name="P3">Summary / Insights for Your Application:</text:p>
      <text:p text:style-name="P2"/>
      <text:p text:style-name="P2"><text:span text:style-name="T2">Strengths to emulate:</text:span> Minimalist UI, clear role-based dashboards, intuitive assignment workflow, integrated notifications</text:p>
      <text:p text:style-name="P2"/>
      <text:p text:style-name="P2"><text:span text:style-name="T2">Weaknesses to improve upon:</text:span> Lack of fee management, limited analytics, no dedicated parent login</text:p>
      <text:p text:style-name="P2"><text:soft-page-break/></text:p>
      <text:p text:style-name="P2"><text:span text:style-name="T2">Opportunities:</text:span> Add robust reporting, parental dashboards, enhanced offline features, visual performance analytics</text:p>
      <text:p text:style-name="P2"/>
      <text:p text:style-name="P3">Google Classroom Dashboard Design</text:p>
      <text:p text:style-name="P2"/>
      <text:p text:style-name="P3">1. Teacher Dashboard (Visual Layout)</text:p>
      <text:p text:style-name="P2"/>
      <text:p text:style-name="P2">------------------------------------------------------------</text:p>
      <text:p text:style-name="P2">| Google Apps | Notifications | Profile | Settings <text:s text:c="8"/>|</text:p>
      <text:p text:style-name="P2">------------------------------------------------------------</text:p>
      <text:p text:style-name="P2">| <text:s text:c="19"/>TOP ACTIONS BAR <text:s text:c="22"/>|</text:p>
      <text:p text:style-name="P2">| [Create Class] <text:s/>[View Calendar] <text:s/>[To-Do List] <text:s text:c="10"/>|</text:p>
      <text:p text:style-name="P2">------------------------------------------------------------</text:p>
      <text:p text:style-name="P2">| <text:s text:c="19"/>CLASS CARDS AREA <text:s text:c="21"/>|</text:p>
      <text:p text:style-name="P2">| <text:s/>┌───────────────┐ <text:s/>┌───────────────┐ <text:s/>┌───────────────┐ |</text:p>
      <text:p text:style-name="P2">| <text:s/>| Class Name <text:s text:c="3"/>| <text:s/>| Class Name <text:s text:c="3"/>| <text:s/>| Class Name <text:s text:c="3"/>| |</text:p>
      <text:p text:style-name="P2">| <text:s/>| Students: 30 <text:s/>| <text:s/>| Students: 25 <text:s/>| <text:s/>| Students: 28 <text:s/>| |</text:p>
      <text:p text:style-name="P2">| <text:s/>| Shortcuts: <text:s text:c="3"/>| <text:s/>| Shortcuts: <text:s text:c="3"/>| <text:s/>| Shortcuts: <text:s text:c="3"/>| |</text:p>
      <text:p text:style-name="P2">| <text:s/>| Stream | Classwork | People | <text:s/>| Stream | ... | <text:s text:c="5"/>|</text:p>
      <text:p text:style-name="P2">| <text:s/>└───────────────┘ <text:s/>└───────────────┘ <text:s/>└───────────────┘ |</text:p>
      <text:p text:style-name="P2">------------------------------------------------------------</text:p>
      <text:p text:style-name="P2">| <text:s text:c="17"/>UPCOMING DEADLINES WIDGET <text:s text:c="13"/>|</text:p>
      <text:p text:style-name="P2">| Assignment 1 due tomorrow | Quiz 2 due in 3 days <text:s text:c="8"/>|</text:p>
      <text:p text:style-name="P2">------------------------------------------------------------</text:p>
      <text:p text:style-name="P2"/>
      <text:p text:style-name="P3">Key Features for Teacher Dashboard:</text:p>
      <text:p text:style-name="P2"/>
      <text:p text:style-name="P2">Action buttons prominent at the top (Create Class, Assignment, Announcement).</text:p>
      <text:p text:style-name="P2"/>
      <text:p text:style-name="P2">Class cards are clickable, showing quick stats.</text:p>
      <text:p text:style-name="P2"/>
      <text:p text:style-name="P2">Upcoming tasks and deadlines visible in a widget.</text:p>
      <text:p text:style-name="P2"><text:soft-page-break/></text:p>
      <text:p text:style-name="P2">Notifications accessible from the top bar.</text:p>
      <text:p text:style-name="P2"/>
      <text:p text:style-name="P2"/>
      <text:p text:style-name="P3">2. Student Dashboard (Visual Layout)</text:p>
      <text:p text:style-name="P2"/>
      <text:p text:style-name="P2">------------------------------------------------------------</text:p>
      <text:p text:style-name="P2">| Google Apps | Notifications | Profile | Settings <text:s text:c="8"/>|</text:p>
      <text:p text:style-name="P2">------------------------------------------------------------</text:p>
      <text:p text:style-name="P2">| <text:s text:c="19"/>UPCOMING ASSIGNMENTS <text:s text:c="17"/>|</text:p>
      <text:p text:style-name="P2">| Math Homework due 10 Dec | Science Quiz due 12 Dec <text:s text:c="6"/>|</text:p>
      <text:p text:style-name="P2">------------------------------------------------------------</text:p>
      <text:p text:style-name="P2">| <text:s text:c="19"/>CLASS CARDS AREA <text:s text:c="21"/>|</text:p>
      <text:p text:style-name="P2">| <text:s/>┌───────────────┐ <text:s/>┌───────────────┐ <text:s/>┌───────────────┐ |</text:p>
      <text:p text:style-name="P2">| <text:s/>| Class Name <text:s text:c="3"/>| <text:s/>| Class Name <text:s text:c="3"/>| <text:s/>| Class Name <text:s text:c="3"/>| |</text:p>
      <text:p text:style-name="P2">| <text:s/>| Teacher: Mr.X | <text:s/>| Teacher: Ms.Y | <text:s/>| Teacher: Mr.Z | |</text:p>
      <text:p text:style-name="P2">| <text:s/>| Shortcuts: <text:s text:c="3"/>| <text:s/>| Shortcuts: <text:s text:c="3"/>| <text:s/>| Shortcuts: <text:s text:c="3"/>| |</text:p>
      <text:p text:style-name="P2">| <text:s/>| Stream | Classwork | People | <text:s/>| Stream | ... | <text:s text:c="5"/>|</text:p>
      <text:p text:style-name="P2">| <text:s/>└───────────────┘ <text:s/>└───────────────┘ <text:s/>└───────────────┘ |</text:p>
      <text:p text:style-name="P2">------------------------------------------------------------</text:p>
      <text:p text:style-name="P2">| <text:s text:c="18"/>NOTIFICATIONS WIDGET <text:s text:c="18"/>|</text:p>
      <text:p text:style-name="P2">| New Announcement | Grade Posted | Feedback Available <text:s text:c="5"/>|</text:p>
      <text:p text:style-name="P2">------------------------------------------------------------</text:p>
      <text:p text:style-name="P2"/>
      <text:p text:style-name="P3">Key Features for Student Dashboard:</text:p>
      <text:p text:style-name="P2"/>
      <text:p text:style-name="P2">Upcoming assignments at the top for quick reference.</text:p>
      <text:p text:style-name="P2"/>
      <text:p text:style-name="P2">Class cards similar to teacher’s, but focus on teacher info and materials.</text:p>
      <text:p text:style-name="P2"/>
      <text:p text:style-name="P2">Notifications and announcements clearly displayed.</text:p>
      <text:p text:style-name="P2"/>
      <text:p text:style-name="P2">Clean and simple layout to reduce cognitive loa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9:07:26.026930900</meta:creation-date>
    <dc:date>2025-12-09T19:15:42.146364700</dc:date>
    <meta:editing-duration>PT8M16S</meta:editing-duration>
    <meta:editing-cycles>2</meta:editing-cycles>
    <meta:generator>LibreOffice/25.8.3.2$Windows_x86 LibreOffice_project/8ca8d55c161d602844f5428fa4b58097424e324e</meta:generator>
    <meta:document-statistic meta:table-count="0" meta:image-count="0" meta:object-count="0" meta:page-count="6" meta:paragraph-count="105" meta:word-count="738" meta:character-count="5787" meta:non-whitespace-character-count="4801"/>
  </office:meta>
</office:document-meta>
</file>